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8"/>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0">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idterm Project Report: Simulated E-Wallet and Rewards System for E-Commerce</text:h>
      <text:h text:style-name="Heading_20_2" text:outline-level="2"><text:span text:style-name="Strong_20_Emphasis">1. ER Model</text:span></text:h>
      <text:p text:style-name="Text_20_body">The <text:span text:style-name="Strong_20_Emphasis">Entity-Relationship (ER) Model</text:span> for our e-wallet system consists of the following major entities:</text:p>
      <text:list xml:id="list1828792399" text:style-name="L1">
        <text:list-item>
          <text:p text:style-name="P3"><text:span text:style-name="Strong_20_Emphasis">Users</text:span> (Customers, Merchants, Admins, Support Staff) </text:p>
        </text:list-item>
        <text:list-item>
          <text:p text:style-name="P3"><text:span text:style-name="Strong_20_Emphasis">Transactions</text:span> (Top-ups, Purchases, Withdrawals, Refunds, Reward Redemptions) </text:p>
        </text:list-item>
        <text:list-item>
          <text:p text:style-name="P3"><text:span text:style-name="Strong_20_Emphasis">Merchants</text:span> (Sellers registered on the platform) </text:p>
        </text:list-item>
        <text:list-item>
          <text:p text:style-name="P3"><text:span text:style-name="Strong_20_Emphasis">Products</text:span> (Items listed for sale by merchants) </text:p>
        </text:list-item>
        <text:list-item>
          <text:p text:style-name="P3"><text:span text:style-name="Strong_20_Emphasis">Orders</text:span> (Customer purchases) </text:p>
        </text:list-item>
        <text:list-item>
          <text:p text:style-name="P3"><text:span text:style-name="Strong_20_Emphasis">Reward Points</text:span> (Earned and redeemed by users) </text:p>
        </text:list-item>
        <text:list-item>
          <text:p text:style-name="P2"><text:span text:style-name="Strong_20_Emphasis">Refunds</text:span> (Processed for canceled transactions) </text:p>
        </text:list-item>
      </text:list>
      <text:h text:style-name="Heading_20_2" text:outline-level="2"><text:span text:style-name="Strong_20_Emphasis">2. Relational Model</text:span></text:h>
      <text:p text:style-name="Text_20_body">Below is the <text:span text:style-name="Strong_20_Emphasis">relational schema</text:span> defining relationships and constraints:</text:p>
      <text:h text:style-name="Heading_20_3" text:outline-level="3"><text:span text:style-name="Strong_20_Emphasis">Users Table</text:span></text:h>
      <text:p text:style-name="Preformatted_20_Text"><text:span text:style-name="Source_20_Text">CREATE TABLE Users (</text:span></text:p>
      <text:p text:style-name="Preformatted_20_Text"><text:span text:style-name="Source_20_Text"><text:s text:c="4"/>user_id SERIAL PRIMARY KEY,</text:span></text:p>
      <text:p text:style-name="Preformatted_20_Text"><text:span text:style-name="Source_20_Text"><text:s text:c="4"/>full_name VARCHAR(255) NOT NULL,</text:span></text:p>
      <text:p text:style-name="Preformatted_20_Text"><text:span text:style-name="Source_20_Text"><text:s text:c="4"/>email VARCHAR(255) UNIQUE NOT NULL,</text:span></text:p>
      <text:p text:style-name="Preformatted_20_Text"><text:span text:style-name="Source_20_Text"><text:s text:c="4"/>password_hash VARCHAR(255) NOT NULL,</text:span></text:p>
      <text:p text:style-name="Preformatted_20_Text"><text:span text:style-name="Source_20_Text"><text:s text:c="4"/>role ENUM('customer', 'admin', 'merchant', 'support') NOT NULL,</text:span></text:p>
      <text:p text:style-name="Preformatted_20_Text"><text:span text:style-name="Source_20_Text"><text:s text:c="4"/>wallet_balance DECIMAL(10,2) DEFAULT 0.00,</text:span></text:p>
      <text:p text:style-name="Preformatted_20_Text"><text:span text:style-name="Source_20_Text"><text:s text:c="4"/>reward_points INT DEFAULT 0,</text:span></text:p>
      <text:p text:style-name="Preformatted_20_Text"><text:span text:style-name="Source_20_Text"><text:s text:c="4"/>status ENUM('active', 'blocked') DEFAULT 'active',</text:span></text:p>
      <text:p text:style-name="Preformatted_20_Text"><text:span text:style-name="Source_20_Text"><text:s text:c="4"/>created_at TIMESTAMP DEFAULT CURRENT_TIMESTAMP</text:span></text:p>
      <text:p text:style-name="P1"><text:span text:style-name="Source_20_Text">);</text:span></text:p>
      <text:h text:style-name="Heading_20_3" text:outline-level="3"><text:span text:style-name="Strong_20_Emphasis">Transactions Table</text:span></text:h>
      <text:p text:style-name="Preformatted_20_Text"><text:span text:style-name="Source_20_Text">CREATE TABLE Transactions (</text:span></text:p>
      <text:p text:style-name="Preformatted_20_Text"><text:span text:style-name="Source_20_Text"><text:s text:c="4"/>transaction_id SERIAL PRIMARY KEY,</text:span></text:p>
      <text:p text:style-name="Preformatted_20_Text"><text:span text:style-name="Source_20_Text"><text:s text:c="4"/>user_id INT NOT NULL,</text:span></text:p>
      <text:p text:style-name="Preformatted_20_Text"><text:span text:style-name="Source_20_Text"><text:s text:c="4"/>transaction_type ENUM('top-up', 'purchase', 'withdrawal', 'refund', 'reward_redemption') NOT NULL,</text:span></text:p>
      <text:p text:style-name="Preformatted_20_Text"><text:span text:style-name="Source_20_Text"><text:s text:c="4"/>amount DECIMAL(10,2) NOT NULL,</text:span></text:p>
      <text:p text:style-name="Preformatted_20_Text"><text:span text:style-name="Source_20_Text"><text:s text:c="4"/>status ENUM('pending', 'completed', 'failed', 'reversed') DEFAULT 'pending',</text:span></text:p>
      <text:p text:style-name="Preformatted_20_Text"><text:span text:style-name="Source_20_Text"><text:s text:c="4"/>created_at TIMESTAMP DEFAULT CURRENT_TIMESTAMP,</text:span></text:p>
      <text:p text:style-name="Preformatted_20_Text"><text:span text:style-name="Source_20_Text"><text:s text:c="4"/>FOREIGN KEY (user_id) REFERENCES Users(user_id) ON DELETE CASCADE</text:span></text:p>
      <text:p text:style-name="P1"><text:span text:style-name="Source_20_Text">);</text:span></text:p>
      <text:h text:style-name="Heading_20_3" text:outline-level="3"><text:span text:style-name="Strong_20_Emphasis">Merchants Table</text:span></text:h>
      <text:p text:style-name="Preformatted_20_Text"><text:span text:style-name="Source_20_Text">CREATE TABLE Merchants (</text:span></text:p>
      <text:p text:style-name="Preformatted_20_Text"><text:span text:style-name="Source_20_Text"><text:s text:c="4"/>merchant_id SERIAL PRIMARY KEY,</text:span></text:p>
      <text:p text:style-name="Preformatted_20_Text"><text:span text:style-name="Source_20_Text"><text:s text:c="4"/>user_id INT UNIQUE NOT NULL,</text:span></text:p>
      <text:p text:style-name="Preformatted_20_Text"><text:span text:style-name="Source_20_Text"><text:s text:c="4"/>business_name VARCHAR(255) NOT NULL,</text:span></text:p>
      <text:p text:style-name="Preformatted_20_Text"><text:soft-page-break/><text:span text:style-name="Source_20_Text"><text:s text:c="4"/>business_category VARCHAR(255),</text:span></text:p>
      <text:p text:style-name="Preformatted_20_Text"><text:span text:style-name="Source_20_Text"><text:s text:c="4"/>account_balance DECIMAL(10,2) DEFAULT 0.00,</text:span></text:p>
      <text:p text:style-name="Preformatted_20_Text"><text:span text:style-name="Source_20_Text"><text:s text:c="4"/>FOREIGN KEY (user_id) REFERENCES Users(user_id) ON DELETE CASCADE</text:span></text:p>
      <text:p text:style-name="P1"><text:span text:style-name="Source_20_Text">);</text:span></text:p>
      <text:h text:style-name="Heading_20_3" text:outline-level="3"><text:span text:style-name="Strong_20_Emphasis">Products Table</text:span></text:h>
      <text:p text:style-name="Preformatted_20_Text"><text:span text:style-name="Source_20_Text">CREATE TABLE Products (</text:span></text:p>
      <text:p text:style-name="Preformatted_20_Text"><text:span text:style-name="Source_20_Text"><text:s text:c="4"/>product_id SERIAL PRIMARY KEY,</text:span></text:p>
      <text:p text:style-name="Preformatted_20_Text"><text:span text:style-name="Source_20_Text"><text:s text:c="4"/>merchant_id INT NOT NULL,</text:span></text:p>
      <text:p text:style-name="Preformatted_20_Text"><text:span text:style-name="Source_20_Text"><text:s text:c="4"/>name VARCHAR(255) NOT NULL,</text:span></text:p>
      <text:p text:style-name="Preformatted_20_Text"><text:span text:style-name="Source_20_Text"><text:s text:c="4"/>description TEXT,</text:span></text:p>
      <text:p text:style-name="Preformatted_20_Text"><text:span text:style-name="Source_20_Text"><text:s text:c="4"/>price DECIMAL(10,2) NOT NULL,</text:span></text:p>
      <text:p text:style-name="Preformatted_20_Text"><text:span text:style-name="Source_20_Text"><text:s text:c="4"/>stock INT NOT NULL,</text:span></text:p>
      <text:p text:style-name="Preformatted_20_Text"><text:span text:style-name="Source_20_Text"><text:s text:c="4"/>created_at TIMESTAMP DEFAULT CURRENT_TIMESTAMP,</text:span></text:p>
      <text:p text:style-name="Preformatted_20_Text"><text:span text:style-name="Source_20_Text"><text:s text:c="4"/>FOREIGN KEY (merchant_id) REFERENCES Merchants(merchant_id) ON DELETE CASCADE</text:span></text:p>
      <text:p text:style-name="P1"><text:span text:style-name="Source_20_Text">);</text:span></text:p>
      <text:h text:style-name="Heading_20_3" text:outline-level="3"><text:span text:style-name="Strong_20_Emphasis">Orders Table</text:span></text:h>
      <text:p text:style-name="Preformatted_20_Text"><text:span text:style-name="Source_20_Text">CREATE TABLE Orders (</text:span></text:p>
      <text:p text:style-name="Preformatted_20_Text"><text:span text:style-name="Source_20_Text"><text:s text:c="4"/>order_id SERIAL PRIMARY KEY,</text:span></text:p>
      <text:p text:style-name="Preformatted_20_Text"><text:span text:style-name="Source_20_Text"><text:s text:c="4"/>user_id INT NOT NULL,</text:span></text:p>
      <text:p text:style-name="Preformatted_20_Text"><text:span text:style-name="Source_20_Text"><text:s text:c="4"/>merchant_id INT NOT NULL,</text:span></text:p>
      <text:p text:style-name="Preformatted_20_Text"><text:span text:style-name="Source_20_Text"><text:s text:c="4"/>total_amount DECIMAL(10,2) NOT NULL,</text:span></text:p>
      <text:p text:style-name="Preformatted_20_Text"><text:span text:style-name="Source_20_Text"><text:s text:c="4"/>status ENUM('pending', 'completed', 'canceled', 'refunded') DEFAULT 'pending',</text:span></text:p>
      <text:p text:style-name="Preformatted_20_Text"><text:span text:style-name="Source_20_Text"><text:s text:c="4"/>created_at TIMESTAMP DEFAULT CURRENT_TIMESTAMP,</text:span></text:p>
      <text:p text:style-name="Preformatted_20_Text"><text:span text:style-name="Source_20_Text"><text:s text:c="4"/>FOREIGN KEY (user_id) REFERENCES Users(user_id) ON DELETE CASCADE,</text:span></text:p>
      <text:p text:style-name="Preformatted_20_Text"><text:span text:style-name="Source_20_Text"><text:s text:c="4"/>FOREIGN KEY (merchant_id) REFERENCES Merchants(merchant_id) ON DELETE CASCADE</text:span></text:p>
      <text:p text:style-name="P1"><text:span text:style-name="Source_20_Text">);</text:span></text:p>
      <text:h text:style-name="Heading_20_2" text:outline-level="2"><text:span text:style-name="Strong_20_Emphasis">3. Sample Data</text:span></text:h>
      <text:p text:style-name="Text_20_body">Below are a few rows of populated data for testing purposes:</text:p>
      <text:h text:style-name="Heading_20_3" text:outline-level="3">Users Table</text:h>
      <text:p text:style-name="Preformatted_20_Text"><text:span text:style-name="Source_20_Text">INSERT INTO Users (full_name, email, password_hash, role, wallet_balance, reward_points, status) VALUES</text:span></text:p>
      <text:p text:style-name="Preformatted_20_Text"><text:span text:style-name="Source_20_Text">('Alice Johnson', 'alice@example.com', 'hashed_password1', 'customer', 500.00, 20, 'active'),</text:span></text:p>
      <text:p text:style-name="P1"><text:span text:style-name="Source_20_Text">('Bob Merchant', 'bob@store.com', 'hashed_password2', 'merchant', 0.00, 0, 'active');</text:span></text:p>
      <text:h text:style-name="Heading_20_3" text:outline-level="3">Transactions Table</text:h>
      <text:p text:style-name="Preformatted_20_Text"><text:span text:style-name="Source_20_Text">INSERT INTO Transactions (user_id, transaction_type, amount, status) VALUES</text:span></text:p>
      <text:p text:style-name="Preformatted_20_Text"><text:span text:style-name="Source_20_Text">(1, 'top-up', 500.00, 'completed'),</text:span></text:p>
      <text:p text:style-name="P1"><text:span text:style-name="Source_20_Text">(1, 'purchase', 200.00, 'completed');</text:span></text:p>
      <text:h text:style-name="Heading_20_2" text:outline-level="2"><text:soft-page-break/><text:span text:style-name="Strong_20_Emphasis">4. Functions Implementation</text:span></text:h>
      <text:h text:style-name="Heading_20_3" text:outline-level="3"><text:span text:style-name="Strong_20_Emphasis">Function 1: Reward Points Calculation for Purchases</text:span></text:h>
      <text:h text:style-name="Heading_20_4" text:outline-level="4"><text:span text:style-name="Strong_20_Emphasis">Description:</text:span> This function automatically grants reward points when a user makes a purchase.</text:h>
      <text:p text:style-name="Preformatted_20_Text"><text:span text:style-name="Source_20_Text">CREATE OR REPLACE FUNCTION grant_reward_points()</text:span></text:p>
      <text:p text:style-name="Preformatted_20_Text"><text:span text:style-name="Source_20_Text">RETURNS TRIGGER AS $$</text:span></text:p>
      <text:p text:style-name="Preformatted_20_Text"><text:span text:style-name="Source_20_Text">BEGIN</text:span></text:p>
      <text:p text:style-name="Preformatted_20_Text"><text:span text:style-name="Source_20_Text"><text:s text:c="4"/>IF NEW.transaction_type = 'purchase' THEN</text:span></text:p>
      <text:p text:style-name="Preformatted_20_Text"><text:span text:style-name="Source_20_Text"><text:s text:c="8"/>INSERT INTO Reward_Points (user_id, points, transaction_id, status)</text:span></text:p>
      <text:p text:style-name="Preformatted_20_Text"><text:span text:style-name="Source_20_Text"><text:s text:c="8"/>VALUES (NEW.user_id, FLOOR(NEW.amount / 100) * 5, NEW.transaction_id, 'earned');</text:span></text:p>
      <text:p text:style-name="Preformatted_20_Text"><text:span text:style-name="Source_20_Text"><text:s text:c="4"/>END IF;</text:span></text:p>
      <text:p text:style-name="Preformatted_20_Text"><text:span text:style-name="Source_20_Text"><text:s text:c="4"/>RETURN NEW;</text:span></text:p>
      <text:p text:style-name="Preformatted_20_Text"><text:span text:style-name="Source_20_Text">END;</text:span></text:p>
      <text:p text:style-name="P1"><text:span text:style-name="Source_20_Text">$$ LANGUAGE plpgsql;</text:span></text:p>
      <text:h text:style-name="Heading_20_4" text:outline-level="4"><text:span text:style-name="Strong_20_Emphasis">Trigger Execution</text:span></text:h>
      <text:p text:style-name="Preformatted_20_Text"><text:span text:style-name="Source_20_Text">CREATE TRIGGER trigger_grant_rewards</text:span></text:p>
      <text:p text:style-name="Preformatted_20_Text"><text:span text:style-name="Source_20_Text">AFTER INSERT ON Transactions</text:span></text:p>
      <text:p text:style-name="Preformatted_20_Text"><text:span text:style-name="Source_20_Text">FOR EACH ROW</text:span></text:p>
      <text:p text:style-name="P1"><text:span text:style-name="Source_20_Text">EXECUTE FUNCTION grant_reward_points();</text:span></text:p>
      <text:h text:style-name="Heading_20_4" text:outline-level="4"><text:span text:style-name="Strong_20_Emphasis">Screenshot of Function Execution:</text:span> <text:span text:style-name="Emphasis">(Insert screenshot of reward points being credited)</text:span></text:h>
      <text:h text:style-name="Heading_20_3" text:outline-level="3"><text:span text:style-name="Strong_20_Emphasis">Function 2: Cashback Redemption</text:span></text:h>
      <text:h text:style-name="Heading_20_4" text:outline-level="4"><text:span text:style-name="Strong_20_Emphasis">Description:</text:span> Users can redeem reward points for cashback, which is credited to their wallet.</text:h>
      <text:p text:style-name="Preformatted_20_Text"><text:span text:style-name="Source_20_Text">CREATE OR REPLACE FUNCTION redeem_rewards(userId INT, pointsToRedeem INT)</text:span></text:p>
      <text:p text:style-name="Preformatted_20_Text"><text:span text:style-name="Source_20_Text">RETURNS VOID AS $$</text:span></text:p>
      <text:p text:style-name="Preformatted_20_Text"><text:span text:style-name="Source_20_Text">DECLARE cashbackAmount DECIMAL(10,2);</text:span></text:p>
      <text:p text:style-name="Preformatted_20_Text"><text:span text:style-name="Source_20_Text">BEGIN</text:span></text:p>
      <text:p text:style-name="Preformatted_20_Text"><text:span text:style-name="Source_20_Text"><text:s text:c="4"/>cashbackAmount := pointsToRedeem / 10;</text:span></text:p>
      <text:p text:style-name="Preformatted_20_Text"><text:span text:style-name="Source_20_Text"><text:s text:c="4"/>UPDATE Users</text:span></text:p>
      <text:p text:style-name="Preformatted_20_Text"><text:span text:style-name="Source_20_Text"><text:s text:c="4"/>SET reward_points = reward_points - pointsToRedeem,</text:span></text:p>
      <text:p text:style-name="Preformatted_20_Text"><text:span text:style-name="Source_20_Text"><text:s text:c="8"/>wallet_balance = wallet_balance + cashbackAmount</text:span></text:p>
      <text:p text:style-name="Preformatted_20_Text"><text:span text:style-name="Source_20_Text"><text:s text:c="4"/>WHERE user_id = userId;</text:span></text:p>
      <text:p text:style-name="Preformatted_20_Text"><text:span text:style-name="Source_20_Text">END;</text:span></text:p>
      <text:p text:style-name="P1"><text:span text:style-name="Source_20_Text">$$ LANGUAGE plpgsql;</text:span></text:p>
      <text:h text:style-name="Heading_20_4" text:outline-level="4"><text:span text:style-name="Strong_20_Emphasis">Screenshot of Function Execution:</text:span> <text:span text:style-name="Emphasis">(Insert screenshot of user wallet balance updating after redemption)</text:span></text:h>
      <text:h text:style-name="Heading_20_3" text:outline-level="3"><text:span text:style-name="Strong_20_Emphasis">Function 3: Merchant Withdrawals</text:span></text:h>
      <text:h text:style-name="Heading_20_4" text:outline-level="4"><text:span text:style-name="Strong_20_Emphasis">Description:</text:span> Allows merchants to withdraw funds after an admin approves the request.</text:h>
      <text:p text:style-name="Preformatted_20_Text"><text:span text:style-name="Source_20_Text">CREATE OR REPLACE FUNCTION process_withdrawal(merchantId INT, amount DECIMAL(10,2))</text:span></text:p>
      <text:p text:style-name="Preformatted_20_Text"><text:span text:style-name="Source_20_Text">RETURNS VOID AS $$</text:span></text:p>
      <text:p text:style-name="Preformatted_20_Text"><text:span text:style-name="Source_20_Text">BEGIN</text:span></text:p>
      <text:p text:style-name="Preformatted_20_Text"><text:span text:style-name="Source_20_Text"><text:s text:c="4"/>UPDATE Merchants</text:span></text:p>
      <text:p text:style-name="Preformatted_20_Text"><text:span text:style-name="Source_20_Text"><text:s text:c="4"/>SET account_balance = account_balance - amount</text:span></text:p>
      <text:p text:style-name="Preformatted_20_Text"><text:span text:style-name="Source_20_Text"><text:s text:c="4"/>WHERE merchant_id = merchantId;</text:span></text:p>
      <text:p text:style-name="Preformatted_20_Text"><text:span text:style-name="Source_20_Text">END;</text:span></text:p>
      <text:p text:style-name="P1"><text:span text:style-name="Source_20_Text">$$ LANGUAGE plpgsql;</text:span></text:p>
      <text:h text:style-name="Heading_20_4" text:outline-level="4"><text:soft-page-break/><text:span text:style-name="Strong_20_Emphasis">Screenshot of Function Execution:</text:span> <text:span text:style-name="Emphasis">(Insert screenshot of merchant withdrawal being processed)</text:span></text:h>
      <text:h text:style-name="Heading_20_2" text:outline-level="2"><text:span text:style-name="Strong_20_Emphasis">5. Conclusion</text:span></text:h>
      <text:p text:style-name="Text_20_body">This midterm report presents the <text:span text:style-name="Strong_20_Emphasis">ER model, relational model, database schema, constraints, sample data, and stored functions</text:span> required for the simulated e-wallet and rewards system. The <text:span text:style-name="Strong_20_Emphasis">reward points automation, cashback redemption, and merchant withdrawal functions</text:span> ensure smooth financial operations within the platform. The screenshots provided validate the proper execution of the implemented functions.</text:p>
      <text:p text:style-name="Text_20_body"><text:span text:style-name="Strong_20_Emphasis">Future Improvements:</text:span></text:p>
      <text:list xml:id="list1965186967" text:style-name="L2">
        <text:list-item>
          <text:p text:style-name="P5">Implementing stored procedures for batch processing. </text:p>
        </text:list-item>
        <text:list-item>
          <text:p text:style-name="P5">Improving performance with indexing strategies. </text:p>
        </text:list-item>
        <text:list-item>
          <text:p text:style-name="P4">Adding a fraud detection system for transaction security. </text:p>
        </text:list-item>
      </text:list>
      <text:p text:style-name="Text_20_body"><text:span text:style-name="Strong_20_Emphasis">Project Completed by:</text:span> <text:span text:style-name="Emphasis">(Your Name)</text:span></text:p>
      <text:p text:style-name="Text_20_body"><text:span text:style-name="Emphasis"/></text:p>
      <text:p text:style-name="Text_20_body"><text:span text:style-name="Emphasis"/></text:p>
      <text:p text:style-name="Text_20_body"><text:span text:style-name="Emphasis"/></text:p>
      <text:p text:style-name="Text_20_body"><text:span text:style-name="Emphasis">Below is a detailed breakdown of your entities including each attribute’s type (whether it’s a key, simple, derived, or multivalued) along with the relationships between the entities. You can use this information directly to construct your ER diagram.</text:span></text:p>
      <text:h text:style-name="Heading_20_2" text:outline-level="2">1. Entities and Their Attributes</text:h>
      <text:h text:style-name="Heading_20_3" text:outline-level="3"><text:span text:style-name="Strong_20_Emphasis">Users</text:span></text:h>
      <text:list xml:id="list1739935377" text:style-name="L3">
        <text:list-item>
          <text:p text:style-name="P7"><text:span text:style-name="Strong_20_Emphasis">user_id</text:span><text:line-break/>• <text:span text:style-name="Emphasis">Type:</text:span> Simple, Key attribute </text:p>
        </text:list-item>
        <text:list-item>
          <text:p text:style-name="P7"><text:span text:style-name="Strong_20_Emphasis">full_name</text:span><text:line-break/>• <text:span text:style-name="Emphasis">Type:</text:span> Simple (could be modeled as composite if you want to split it into first and last names, but here it’s given as one field) </text:p>
        </text:list-item>
        <text:list-item>
          <text:p text:style-name="P7"><text:span text:style-name="Strong_20_Emphasis">email</text:span><text:line-break/>• <text:span text:style-name="Emphasis">Type:</text:span> Simple, Unique attribute </text:p>
        </text:list-item>
        <text:list-item>
          <text:p text:style-name="P7"><text:span text:style-name="Strong_20_Emphasis">password_hash</text:span><text:line-break/>• <text:span text:style-name="Emphasis">Type:</text:span> Simple </text:p>
        </text:list-item>
        <text:list-item>
          <text:p text:style-name="P7"><text:span text:style-name="Strong_20_Emphasis">role</text:span><text:line-break/>• <text:span text:style-name="Emphasis">Type:</text:span> Simple (domain restricted to values such as customer, admin, merchant, support) </text:p>
        </text:list-item>
        <text:list-item>
          <text:p text:style-name="P7"><text:span text:style-name="Strong_20_Emphasis">wallet_balance</text:span><text:line-break/>• <text:span text:style-name="Emphasis">Type:</text:span> Simple<text:line-break/>• <text:span text:style-name="Emphasis">Note:</text:span> Although stored, it can be considered as a derived attribute (computed from the sum of top-ups minus purchases/withdrawals) if you decide to recalculate it dynamically. </text:p>
        </text:list-item>
        <text:list-item>
          <text:p text:style-name="P7"><text:span text:style-name="Strong_20_Emphasis">reward_points</text:span><text:line-break/>• <text:span text:style-name="Emphasis">Type:</text:span> Simple<text:line-break/><text:soft-page-break/>• <text:span text:style-name="Emphasis">Note:</text:span> Similarly, this could be treated as derived (i.e., calculated from the sum of points earned in transactions) even though it’s stored for quick reference. </text:p>
        </text:list-item>
        <text:list-item>
          <text:p text:style-name="P7"><text:span text:style-name="Strong_20_Emphasis">status</text:span><text:line-break/>• <text:span text:style-name="Emphasis">Type:</text:span> Simple (with values like active or blocked) </text:p>
        </text:list-item>
        <text:list-item>
          <text:p text:style-name="P6"><text:span text:style-name="Strong_20_Emphasis">created_at</text:span><text:line-break/>• <text:span text:style-name="Emphasis">Type:</text:span> Simple (timestamp) </text:p>
        </text:list-item>
      </text:list>
      <text:h text:style-name="Heading_20_3" text:outline-level="3"><text:span text:style-name="Strong_20_Emphasis">Transactions</text:span></text:h>
      <text:list xml:id="list1492707679" text:style-name="L4">
        <text:list-item>
          <text:p text:style-name="P9"><text:span text:style-name="Strong_20_Emphasis">transaction_id</text:span><text:line-break/>• <text:span text:style-name="Emphasis">Type:</text:span> Simple, Key attribute </text:p>
        </text:list-item>
        <text:list-item>
          <text:p text:style-name="P9"><text:span text:style-name="Strong_20_Emphasis">user_id</text:span><text:line-break/>• <text:span text:style-name="Emphasis">Type:</text:span> Simple, Foreign key (references Users) </text:p>
        </text:list-item>
        <text:list-item>
          <text:p text:style-name="P9"><text:span text:style-name="Strong_20_Emphasis">transaction_type</text:span><text:line-break/>• <text:span text:style-name="Emphasis">Type:</text:span> Simple (enumerated values: top-up, purchase, withdrawal, refund, reward_redemption) </text:p>
        </text:list-item>
        <text:list-item>
          <text:p text:style-name="P9"><text:span text:style-name="Strong_20_Emphasis">amount</text:span><text:line-break/>• <text:span text:style-name="Emphasis">Type:</text:span> Simple (numeric) </text:p>
        </text:list-item>
        <text:list-item>
          <text:p text:style-name="P9"><text:span text:style-name="Strong_20_Emphasis">status</text:span><text:line-break/>• <text:span text:style-name="Emphasis">Type:</text:span> Simple (enumerated values: pending, completed, failed, reversed) </text:p>
        </text:list-item>
        <text:list-item>
          <text:p text:style-name="P8"><text:span text:style-name="Strong_20_Emphasis">created_at</text:span><text:line-break/>• <text:span text:style-name="Emphasis">Type:</text:span> Simple (timestamp) </text:p>
        </text:list-item>
      </text:list>
      <text:h text:style-name="Heading_20_3" text:outline-level="3"><text:span text:style-name="Strong_20_Emphasis">Merchants</text:span></text:h>
      <text:list xml:id="list1701199190" text:style-name="L5">
        <text:list-item>
          <text:p text:style-name="P11"><text:span text:style-name="Strong_20_Emphasis">merchant_id</text:span><text:line-break/>• <text:span text:style-name="Emphasis">Type:</text:span> Simple, Key attribute </text:p>
        </text:list-item>
        <text:list-item>
          <text:p text:style-name="P11"><text:span text:style-name="Strong_20_Emphasis">user_id</text:span><text:line-break/>• <text:span text:style-name="Emphasis">Type:</text:span> Simple, Foreign key (references Users; ensures one-to-one correspondence with a user) </text:p>
        </text:list-item>
        <text:list-item>
          <text:p text:style-name="P11"><text:span text:style-name="Strong_20_Emphasis">business_name</text:span><text:line-break/>• <text:span text:style-name="Emphasis">Type:</text:span> Simple </text:p>
        </text:list-item>
        <text:list-item>
          <text:p text:style-name="P11"><text:span text:style-name="Strong_20_Emphasis">business_category</text:span><text:line-break/>• <text:span text:style-name="Emphasis">Type:</text:span> Simple </text:p>
        </text:list-item>
        <text:list-item>
          <text:p text:style-name="P10"><text:span text:style-name="Strong_20_Emphasis">account_balance</text:span><text:line-break/>• <text:span text:style-name="Emphasis">Type:</text:span> Simple (numeric) </text:p>
        </text:list-item>
      </text:list>
      <text:h text:style-name="Heading_20_3" text:outline-level="3"><text:span text:style-name="Strong_20_Emphasis">Products</text:span></text:h>
      <text:list xml:id="list3658706374" text:style-name="L6">
        <text:list-item>
          <text:p text:style-name="P13"><text:span text:style-name="Strong_20_Emphasis">product_id</text:span><text:line-break/>• <text:span text:style-name="Emphasis">Type:</text:span> Simple, Key attribute </text:p>
        </text:list-item>
        <text:list-item>
          <text:p text:style-name="P13"><text:span text:style-name="Strong_20_Emphasis">merchant_id</text:span><text:line-break/>• <text:span text:style-name="Emphasis">Type:</text:span> Simple, Foreign key (references Merchants) </text:p>
        </text:list-item>
        <text:list-item>
          <text:p text:style-name="P13"><text:span text:style-name="Strong_20_Emphasis">name</text:span><text:line-break/>• <text:span text:style-name="Emphasis">Type:</text:span> Simple </text:p>
        </text:list-item>
        <text:list-item>
          <text:p text:style-name="P13"><text:span text:style-name="Strong_20_Emphasis">description</text:span><text:line-break/>• <text:span text:style-name="Emphasis">Type:</text:span> Simple </text:p>
        </text:list-item>
        <text:list-item>
          <text:p text:style-name="P13"><text:soft-page-break/><text:span text:style-name="Strong_20_Emphasis">price</text:span><text:line-break/>• <text:span text:style-name="Emphasis">Type:</text:span> Simple (numeric) </text:p>
        </text:list-item>
        <text:list-item>
          <text:p text:style-name="P13"><text:span text:style-name="Strong_20_Emphasis">stock</text:span><text:line-break/>• <text:span text:style-name="Emphasis">Type:</text:span> Simple (numeric) </text:p>
        </text:list-item>
        <text:list-item>
          <text:p text:style-name="P12"><text:span text:style-name="Strong_20_Emphasis">created_at</text:span><text:line-break/>• <text:span text:style-name="Emphasis">Type:</text:span> Simple (timestamp) </text:p>
        </text:list-item>
      </text:list>
      <text:h text:style-name="Heading_20_3" text:outline-level="3"><text:span text:style-name="Strong_20_Emphasis">Orders</text:span></text:h>
      <text:list xml:id="list4206253905" text:style-name="L7">
        <text:list-item>
          <text:p text:style-name="P15"><text:span text:style-name="Strong_20_Emphasis">order_id</text:span><text:line-break/>• <text:span text:style-name="Emphasis">Type:</text:span> Simple, Key attribute </text:p>
        </text:list-item>
        <text:list-item>
          <text:p text:style-name="P15"><text:span text:style-name="Strong_20_Emphasis">user_id</text:span><text:line-break/>• <text:span text:style-name="Emphasis">Type:</text:span> Simple, Foreign key (references Users) </text:p>
        </text:list-item>
        <text:list-item>
          <text:p text:style-name="P15"><text:span text:style-name="Strong_20_Emphasis">merchant_id</text:span><text:line-break/>• <text:span text:style-name="Emphasis">Type:</text:span> Simple, Foreign key (references Merchants) </text:p>
        </text:list-item>
        <text:list-item>
          <text:p text:style-name="P15"><text:span text:style-name="Strong_20_Emphasis">total_amount</text:span><text:line-break/>• <text:span text:style-name="Emphasis">Type:</text:span> Simple (numeric) </text:p>
        </text:list-item>
        <text:list-item>
          <text:p text:style-name="P15"><text:span text:style-name="Strong_20_Emphasis">status</text:span><text:line-break/>• <text:span text:style-name="Emphasis">Type:</text:span> Simple (enumerated: pending, completed, canceled, refunded) </text:p>
        </text:list-item>
        <text:list-item>
          <text:p text:style-name="P14"><text:span text:style-name="Strong_20_Emphasis">created_at</text:span><text:line-break/>• <text:span text:style-name="Emphasis">Type:</text:span> Simple (timestamp) </text:p>
        </text:list-item>
      </text:list>
      <text:h text:style-name="Heading_20_3" text:outline-level="3"><text:span text:style-name="Strong_20_Emphasis">Reward Points</text:span></text:h>
      <text:list xml:id="list1015333493" text:style-name="L8">
        <text:list-item>
          <text:p text:style-name="P17"><text:span text:style-name="Strong_20_Emphasis">reward_point_id</text:span> (assumed primary key; if not explicitly defined, it’s recommended to add one)<text:line-break/>• <text:span text:style-name="Emphasis">Type:</text:span> Simple, Key attribute </text:p>
        </text:list-item>
        <text:list-item>
          <text:p text:style-name="P17"><text:span text:style-name="Strong_20_Emphasis">user_id</text:span><text:line-break/>• <text:span text:style-name="Emphasis">Type:</text:span> Simple, Foreign key (references Users) </text:p>
        </text:list-item>
        <text:list-item>
          <text:p text:style-name="P17"><text:span text:style-name="Strong_20_Emphasis">points</text:span><text:line-break/>• <text:span text:style-name="Emphasis">Type:</text:span> Simple (numeric) </text:p>
        </text:list-item>
        <text:list-item>
          <text:p text:style-name="P17"><text:span text:style-name="Strong_20_Emphasis">transaction_id</text:span><text:line-break/>• <text:span text:style-name="Emphasis">Type:</text:span> Simple, Foreign key (references Transactions; ties the reward points to a specific purchase) </text:p>
        </text:list-item>
        <text:list-item>
          <text:p text:style-name="P16"><text:span text:style-name="Strong_20_Emphasis">status</text:span><text:line-break/>• <text:span text:style-name="Emphasis">Type:</text:span> Simple (e.g., 'earned', 'redeemed') </text:p>
        </text:list-item>
      </text:list>
      <text:h text:style-name="Heading_20_2" text:outline-level="2">2. Relationships Among Entities</text:h>
      <text:list xml:id="list3730661409" text:style-name="L9">
        <text:list-item>
          <text:p text:style-name="P18"><text:span text:style-name="Strong_20_Emphasis">Users ↔ Transactions:</text:span><text:line-break/>• <text:span text:style-name="Strong_20_Emphasis">Type:</text:span> One-to-Many<text:line-break/>• <text:span text:style-name="Strong_20_Emphasis">Details:</text:span> One user can have multiple transactions, but each transaction is linked to exactly one user (via <text:span text:style-name="Emphasis">user_id</text:span>).</text:p>
        </text:list-item>
        <text:list-item>
          <text:p text:style-name="P18"><text:span text:style-name="Strong_20_Emphasis">Users ↔ Merchants:</text:span><text:line-break/>• <text:span text:style-name="Strong_20_Emphasis">Type:</text:span> One-to-One (for users who are merchants)<text:line-break/>• <text:span text:style-name="Strong_20_Emphasis">Details:</text:span> Every merchant record corresponds to one user account.</text:p>
        </text:list-item>
        <text:list-item>
          <text:p text:style-name="P18"><text:soft-page-break/><text:span text:style-name="Strong_20_Emphasis">Merchants ↔ Products:</text:span><text:line-break/>• <text:span text:style-name="Strong_20_Emphasis">Type:</text:span> One-to-Many<text:line-break/>• <text:span text:style-name="Strong_20_Emphasis">Details:</text:span> A single merchant can list many products, while each product is associated with one merchant.</text:p>
        </text:list-item>
        <text:list-item>
          <text:p text:style-name="P18"><text:span text:style-name="Strong_20_Emphasis">Users ↔ Orders:</text:span><text:line-break/>• <text:span text:style-name="Strong_20_Emphasis">Type:</text:span> One-to-Many<text:line-break/>• <text:span text:style-name="Strong_20_Emphasis">Details:</text:span> A customer (user) can place many orders.</text:p>
        </text:list-item>
        <text:list-item>
          <text:p text:style-name="P18"><text:span text:style-name="Strong_20_Emphasis">Merchants ↔ Orders:</text:span><text:line-break/>• <text:span text:style-name="Strong_20_Emphasis">Type:</text:span> One-to-Many<text:line-break/>• <text:span text:style-name="Strong_20_Emphasis">Details:</text:span> Each order is fulfilled by one merchant, while a merchant may have multiple orders.</text:p>
        </text:list-item>
        <text:list-item>
          <text:p text:style-name="P18"><text:span text:style-name="Strong_20_Emphasis">Transactions ↔ Reward Points:</text:span><text:line-break/>• <text:span text:style-name="Strong_20_Emphasis">Type:</text:span> One-to-One (or One-to-Many if you allow multiple reward events per transaction)<text:line-break/>• <text:span text:style-name="Strong_20_Emphasis">Details:</text:span> When a purchase transaction is made, reward points are granted and recorded; each reward point record references the transaction that generated it.</text:p>
        </text:list-item>
        <text:list-item>
          <text:p text:style-name="P18"><text:span text:style-name="Strong_20_Emphasis">Refunds:</text:span><text:line-break/>• <text:span text:style-name="Strong_20_Emphasis">Details:</text:span> Refunds are not a separate entity; they are a specialization within the Transactions entity (with <text:span text:style-name="Emphasis">transaction_type</text:span> set to 'refund') and follow the same relationship with Users.</text:p>
        </text:list-item>
      </text:list>
      <text:h text:style-name="Heading_20_2" text:outline-level="2">3. Special Notes on Attribute Types</text:h>
      <text:list xml:id="list3181768984" text:style-name="L10">
        <text:list-item>
          <text:p text:style-name="P20"><text:span text:style-name="Strong_20_Emphasis">Simple Attributes:</text:span> All attributes listed above are atomic (cannot be subdivided) in the current design. </text:p>
        </text:list-item>
        <text:list-item>
          <text:p text:style-name="P20"><text:span text:style-name="Strong_20_Emphasis">Composite Attributes:</text:span> None of the provided attributes are modeled as composite in the given schema. (For example, you could break down <text:span text:style-name="Emphasis">full_name</text:span> into first and last names if desired.) </text:p>
        </text:list-item>
        <text:list-item>
          <text:p text:style-name="P20"><text:span text:style-name="Strong_20_Emphasis">Derived Attributes:</text:span><text:line-break/>• <text:span text:style-name="Emphasis">wallet_balance</text:span> and <text:span text:style-name="Emphasis">reward_points</text:span> in the Users entity could be considered derived if calculated based on the history of transactions and reward records, even though they are stored for performance reasons. </text:p>
        </text:list-item>
        <text:list-item>
          <text:p text:style-name="P19"><text:span text:style-name="Strong_20_Emphasis">Multivalued Attributes:</text:span> None of the attributes in your schema are inherently multivalued. If you ever need to store multiple phone numbers or addresses for a user, that would be an example of a multivalued attribute, but it isn’t required here. </text:p>
        </text:list-item>
      </text:list>
      <text:p text:style-name="Text_20_body">Using this structured breakdown, you can now create your ER diagram by representing each entity as a box, listing its attributes with the appropriate types, and connecting the entities with lines that denote the relationships (annotated with the proper cardinality). This complete description should guide you in accurately reflecting both the schema’s structure and the nuances of the attribute types.</text:p>
      <text:p text:style-name="Text_20_body"><text:span text:style-name="Emphas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5T20:51:57.646770925</meta:creation-date>
    <dc:date>2025-02-26T16:06:56.678086373</dc:date>
    <meta:editing-duration>PT33M11S</meta:editing-duration>
    <meta:editing-cycles>2</meta:editing-cycles>
    <meta:generator>LibreOffice/7.3.7.2$Linux_X86_64 LibreOffice_project/30$Build-2</meta:generator>
    <meta:document-statistic meta:table-count="0" meta:image-count="0" meta:object-count="0" meta:page-count="7" meta:paragraph-count="186" meta:word-count="1473" meta:character-count="10609" meta:non-whitespace-character-count="9113"/>
  </office:meta>
</office:document-meta>
</file>